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02in"/>
    </style:style>
    <style:style style:name="co2" style:family="table-column">
      <style:table-column-properties fo:break-before="auto" style:column-width="0.5299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236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3335in"/>
    </style:style>
    <style:style style:name="co8" style:family="table-column">
      <style:table-column-properties fo:break-before="auto" style:column-width="0.2917in"/>
    </style:style>
    <style:style style:name="co9" style:family="table-column">
      <style:table-column-properties fo:break-before="auto" style:column-width="0.2319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39in"/>
    </style:style>
    <style:style style:name="co12" style:family="table-column">
      <style:table-column-properties fo:break-before="auto" style:column-width="0.6193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5118in"/>
    </style:style>
    <style:style style:name="co15" style:family="table-column">
      <style:table-column-properties fo:break-before="auto" style:column-width="0.3984in"/>
    </style:style>
    <style:style style:name="co16" style:family="table-column">
      <style:table-column-properties fo:break-before="auto" style:column-width="0.3453in"/>
    </style:style>
    <style:style style:name="co17" style:family="table-column">
      <style:table-column-properties fo:break-before="auto" style:column-width="0.3866in"/>
    </style:style>
    <style:style style:name="co18" style:family="table-column">
      <style:table-column-properties fo:break-before="auto" style:column-width="0.4646in"/>
    </style:style>
    <style:style style:name="co19" style:family="table-column">
      <style:table-column-properties fo:break-before="auto" style:column-width="0.2382in"/>
    </style:style>
    <style:style style:name="co20" style:family="table-column">
      <style:table-column-properties fo:break-before="auto" style:column-width="0.0591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28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6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wrap-option="wrap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job apps</text:p>
          </table:table-cell>
          <table:table-cell table:style-name="ce1" office:value-type="string" calcext:value-type="string">
            <text:p>archives</text:p>
          </table:table-cell>
          <table:table-cell table:style-name="ce1" office:value-type="string" calcext:value-type="string">
            <text:p>han-things</text:p>
          </table:table-cell>
          <table:table-cell table:style-name="ce3" office:value-type="string" calcext:value-type="string">
            <text:p>Interesting info</text:p>
          </table:table-cell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kmfe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nga</text:p>
          </table:table-cell>
          <table:table-cell table:style-name="ce3" office:value-type="string" calcext:value-type="string">
            <text:p>nSynergies</text:p>
          </table:table-cell>
          <table:table-cell table:style-name="ce1" office:value-type="string" calcext:value-type="string">
            <text:p>nu</text:p>
          </table:table-cell>
          <table:table-cell table:style-name="ce3" office:value-type="string" calcext:value-type="string">
            <text:p>People</text:p>
          </table:table-cell>
          <table:table-cell table:style-name="ce3" office:value-type="string" calcext:value-type="string">
            <text:p>Photos</text:p>
          </table:table-cell>
          <table:table-cell table:style-name="ce4" office:value-type="string" calcext:value-type="string">
            <text:p>Programming projects</text:p>
          </table:table-cell>
          <table:table-cell table:style-name="ce1" office:value-type="string" calcext:value-type="string">
            <text:p>Pulsetor</text:p>
          </table:table-cell>
          <table:table-cell table:style-name="ce1" office:value-type="string" calcext:value-type="string">
            <text:p>Resume</text:p>
          </table:table-cell>
          <table:table-cell table:style-name="ce3" office:value-type="string" calcext:value-type="string">
            <text:p>Rutgers</text:p>
          </table:table-cell>
          <table:table-cell table:style-name="ce1" office:value-type="string" calcext:value-type="string">
            <text:p>S&amp;M</text:p>
          </table:table-cell>
          <table:table-cell table:style-name="ce1" office:value-type="string" calcext:value-type="string">
            <text:p>Sheet Music</text:p>
          </table:table-cell>
          <table:table-cell table:style-name="ce1" office:value-type="string" calcext:value-type="string">
            <text:p>Taxes</text:p>
          </table:table-cell>
          <table:table-cell table:style-name="ce1" office:value-type="string" calcext:value-type="string">
            <text:p>Temple</text:p>
          </table:table-cell>
          <table:table-cell table:style-name="ce1" office:value-type="string" calcext:value-type="string">
            <text:p>xg</text:p>
          </table:table-cell>
          <table:table-cell table:style-name="ce5" table:number-columns-repeated="1001"/>
        </table:table-row>
        <table:table-row table:style-name="ro2">
          <table:table-cell office:value-type="string" calcext:value-type="string">
            <text:p>0719171707a.jp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19171708.jp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19171708a.jp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2-1461P-01A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387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7-1145-1682465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7_notes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6-06-29.jp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4.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274 Text Edit.pd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 spectrum from John.xls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dons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-commands.txt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l.txt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zon-private-key.ppk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agrams.lis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rd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ah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list.do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ildren-need-a-helping-hand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istmas 2017.z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deCogsEqn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deCogsEqn.wm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deCogsEqn.wm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rative Insertion.do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rative Notes.do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py of Emotional Labor Assessment.doc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opy of Flowchart Stencils ／ Template.sv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opy of Flowchart Stencils ／ Template.s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py of Send to Google Drive v2.0 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py of Untitled Diagram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P2009 Practice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P2010 Practice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P2012 Practice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P2013Practice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P2015 Practice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s-111-1.zip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zech-periodic-table.gi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nte-0.5.18-py2-none-any.whl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antepythondemo-0.5.23-py2-none-any.whl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antepythondemo-0.5.24-py2-none-any.whl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antepythondemo-0.5.25-py2-none-any.whl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ata.z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dTimeTest.txt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eadTimeTest.txt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efault-956cc3_2.10-0.1-SNAPSHOT.min.j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ram.em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ram.ppt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ram.pptx.ppt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ram.sv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ram.wm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gram.wmf.sv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tiona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l.17-1322.17-1322_02_06_2018.mp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cky.z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.p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topic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ges.csv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dges.csv.xls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dges.xls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dges.xlsx.xls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diting checklist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llbur-2.zi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lbur-wiki.zi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ail 4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g.m4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pressive association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le01.EM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e_000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0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0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1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1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1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2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2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2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3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3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3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4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4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4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5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5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6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7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le_008.jpe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RST-Saliba morning show.wmv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st.zi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xing lexis long polling.doc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lock-with-aimei.png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actals.zi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 Wom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rom Library Annex:.doc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uture Interest Questions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tureInterest Chart.do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utureInterest Chart.doc.do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netec Video Player.exe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raphs.do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roup and Password Information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roup and Password Information.xlsx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n &amp; Owen.xls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ealy Memo 2 Research Report.do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Healy Owen 201702142043310370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mc_api.py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IWIN Ethernet before changing it.doc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ONHOUS1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iba-blob-2.p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oriba-blob.p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oriba-inductor-2.p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oriba-inductor-3.p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oriba-inductor.p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oriba-pwr-connector-2.p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horiba-pwr-connector.png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.p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A Studio 1.1.3772.1.msi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A Studio_1.0.2487.0.msi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acbf.zi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ages for Brad.zip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G_0184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1180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2840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2841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49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0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2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3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4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5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6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7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8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59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0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1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2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3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4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5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7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8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69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70.PN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72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3873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4861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G_4915.JP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Importado desde Google Bloc de notas - My first notebook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oS 3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eff Toast.doc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eff-stories-misc.zip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eff-stort-analysis.zip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JeffersonMSIndustrialDesign - Application Essay - Grace Choi.doc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ids Relaxation Workbook (1).pd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ids Relaxation Workbook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mfe-wiki.zi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tter - Azavea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ter - Chubb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ter - Coriel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ter - Gowen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ter - Java Job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ter - Liberty Mutual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ter - Lincoln Financial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etter - McCabe, Weisberg &amp; Conway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ter - Philadelphia DA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ter - TE Connectivity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ter - White and Williams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ter - Willis Towers Watson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ter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ter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ter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ter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vinson_Personnel Changes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nes.p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.o. S. Chap, Int. on Sec. 2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chine 1.sv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-sharer.zip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p4.HDF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pmaker.zip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arkNoferiTowardsAttenuat.pdf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ask.p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erials project notes.doc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eoww.s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chaelManningACommonLawC.pdf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Microcalorimeter Ideas.doc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sing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ing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sing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PC-HC.1.7.13.x64.ex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rcoffee.zip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sic-recordings.z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.p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2.p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C Neighbors (9-14-2006 3-14-40 PM).zi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 Document 1.p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w forms of speech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ga-detector-waveforms-at-nga.zip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ga-detector-waveforms.zip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ice Font Template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JTaxes.pdf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o-stars-at-rutgers.zip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otes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Synergies Hours.xls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Synergies website.mup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ccupy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fficer-krupke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KL18_amd64.msi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KL18_i386.msi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KL18_ia64.msi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KThisOne.sv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ld-boot-partition.zip.fo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d-to-bwi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all scores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all scores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wen Healy form.pd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wen Story on discovering I was not retarded.wav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wen-kmfe.zi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wenKeyboardLayout18.klc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OwenKeyboardLayout19-don't use.klc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OwenKeyboardLayout5.klc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Owl's Den Discovery Plan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ge1.p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ge2.p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ge3.p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ge4.p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ge5.p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-Cover Letter.doc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eople-jeff.zip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hotos.zip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hrygia.pdf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ictures.zip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ile-up "losses" correction documents.xls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ileup paper outline.doc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laces to check ou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ch.exe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us.p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sible Places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blems.z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ject_2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read.tx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blic Umbrella Insurance.do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lse-processing-slides.ppt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Question 2 Sample Answer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ote for John Delaney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 - A Surprising Language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t-fit.zip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ecordings.zip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mbrandt.p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move me from the list (Responses)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dering process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lice of Resliceb.ti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sume - Engineering.doc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ume - Law.doc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ume - Maps.doc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esume - Paralegal.doc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ume - TA.doc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ume.odt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io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ot.p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can Aug 27, 2019 (4)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003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004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005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006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007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008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009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010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eme.zi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ool.zi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tion28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tion28.xls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ileadTouch_Package_hampoo_C109S_3680_landscape_activepen_64bit_zhaowei_20160801.z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lice.z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NRcompare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e-t-shirt.zi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 things list.do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ectrum44_SN01365 - Master.mat_Rev2.mat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SDPRE X5-30 Test Procedure 081226.pdf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tandardOfCare_Sample5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tars and the Moon - D Major - MN0178575.pdf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ereograms.zi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ry-aggregate-8-5-2009.doc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les-to-marissa.zip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mplate 2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late 3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late 4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late 5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mplate.do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nth-grade-notebook.zi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rm Sheet Ideas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st 1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st new TOPaZ.mup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he reaches of vicarious liability.doc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he Story of Mel.pd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ings to do with Han.xls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line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LAO Letter.docx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mboy-notes.zi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o-impatient-to-take-the-bus.zip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PaZ User Manual.odt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OPaZ User Manual.odt.doc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opaz-numbers.xls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crt.zi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ltramarine-na-annotated.svg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titled Diagram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iagram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iagram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iagram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iagram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iagram.ht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ocument.pd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rawing.sv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rawing.sv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rawing.sv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 drawing.s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Presentation.ppt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presentation.ppt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titled spreadsheet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titled.t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age checks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Cases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C arch.html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C Bias Control.html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ex.zip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olumes.xls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burtonICCD.pdf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at-thesis.doc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nk-gif-small.gi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rdhashtable.list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xps-source.zi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ps-stuff.zip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RF Acquisition Setup 1.1.4.ms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XRF Acquisition Setup 1.1.5.ms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XRF Acquisition Setup 1.1.6.ms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습관악보.pdf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 table:number-rows-repeated="10481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2T23:57:35.122951120</dc:date>
    <meta:editing-duration>PT4M30S</meta:editing-duration>
    <meta:editing-cycles>2</meta:editing-cycles>
    <meta:generator>LibreOffice/6.3.4.2$Linux_X86_64 LibreOffice_project/30$Build-2</meta:generator>
    <meta:document-statistic meta:table-count="1" meta:cell-count="605" meta:object-count="0"/>
  </office:meta>
</office:document-meta>
</file>